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line-height-at-least="0.25in" fo:text-align="start" style:justify-single-word="false" style:text-autospace="none"/>
      <style:text-properties style:use-window-font-color="true" style:font-name="Verdana" fo:font-size="18pt" fo:font-weight="bold" style:font-name-asian="Verdana" style:font-size-asian="18pt" style:font-weight-asian="bold" style:font-name-complex="Verdana" style:font-size-complex="18pt" style:font-weight-complex="bold"/>
    </style:style>
    <style:style style:name="P2" style:family="paragraph" style:parent-style-name="Standard" style:list-style-name="">
      <style:paragraph-properties style:line-height-at-least="0.25in" fo:text-align="start" style:justify-single-word="false" style:text-autospace="none"/>
      <style:text-properties style:use-window-font-color="true" style:font-name="Verdana" fo:font-size="18pt" fo:font-style="normal" fo:font-weight="bold" style:font-name-asian="Verdana" style:font-size-asian="18pt" style:font-style-asian="normal" style:font-weight-asian="bold" style:font-name-complex="Verdana" style:font-size-complex="18pt" style:font-style-complex="normal" style:font-weight-complex="bold"/>
    </style:style>
    <style:style style:name="P3" style:family="paragraph" style:parent-style-name="Standard" style:list-style-name="">
      <style:paragraph-properties style:line-height-at-least="0.25in" fo:text-align="start" style:justify-single-word="false" style:text-autospace="none"/>
      <style:text-properties fo:color="#999999" style:font-name="Verdana" fo:font-size="18pt" fo:font-style="normal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 style:list-style-name="">
      <style:paragraph-properties fo:margin-top="0in" fo:margin-bottom="0.1665in" style:line-height-at-least="0.25in" fo:text-align="start" style:justify-single-word="false" style:text-autospace="none"/>
      <style:text-properties style:use-window-font-color="true" style:font-name="Verdana" fo:font-size="18pt" fo:font-weight="bold" style:font-name-asian="Verdana" style:font-size-asian="18pt" style:font-weight-asian="bold" style:font-name-complex="Verdana" style:font-size-complex="18pt" style:font-weight-complex="bold"/>
    </style:style>
    <style:style style:name="P6" style:family="paragraph" style:parent-style-name="Standard" style:list-style-name="">
      <style:paragraph-properties fo:margin-top="0in" fo:margin-bottom="0.25in" style:line-height-at-least="0.25in" fo:text-align="start" style:justify-single-word="false" style:text-autospace="none"/>
      <style:text-properties style:use-window-font-color="true" style:font-name="Verdana" fo:font-size="18pt" fo:font-style="italic" fo:font-weight="normal" style:font-name-asian="Verdana" style:font-size-asian="18pt" style:font-style-asian="italic" style:font-weight-asian="normal" style:font-name-complex="Verdana" style:font-size-complex="18pt" style:font-style-complex="italic" style:font-weight-complex="normal"/>
    </style:style>
    <style:style style:name="P7" style:family="paragraph" style:parent-style-name="Standard">
      <style:paragraph-properties fo:margin-left="0.5in" fo:margin-right="0in" style:line-height-at-least="0.25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style:use-window-font-color="true" style:font-name="Verdana" fo:font-size="18pt" fo:font-style="normal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P8" style:family="paragraph" style:parent-style-name="Standard">
      <style:paragraph-properties fo:margin-left="0.5in" fo:margin-right="0in" style:line-height-at-least="0.361in" fo:text-align="start" style:justify-single-word="false" fo:text-indent="-0.5in" style:auto-text-indent="false" style:text-autospace="none">
        <style:tab-stops>
          <style:tab-stop style:position="-0.3472in"/>
          <style:tab-stop style:position="0in"/>
        </style:tab-stops>
      </style:paragraph-properties>
      <style:text-properties fo:font-size="18pt" style:font-size-asian="18pt" style:font-size-complex="18pt"/>
    </style:style>
    <style:style style:name="T1" style:family="text">
      <style:text-properties style:use-window-font-color="true" style:font-name="Verdana" fo:font-size="11pt" fo:font-style="normal" fo:font-weight="bold" style:font-name-asian="Verdana" style:font-size-asian="11pt" style:font-style-asian="normal" style:font-weight-asian="bold" style:font-name-complex="Verdana" style:font-size-complex="11pt" style:font-style-complex="normal" style:font-weight-complex="bold"/>
    </style:style>
    <style:style style:name="T2" style:family="text">
      <style:text-properties style:use-window-font-color="true" style:font-name="Verdana" fo:font-size="11pt" fo:font-style="normal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3" style:family="text">
      <style:text-properties style:use-window-font-color="true" style:font-name="Verdana" fo:font-style="normal" fo:font-weight="bold" style:font-name-asian="Verdana" style:font-style-asian="normal" style:font-weight-asian="bold" style:font-name-complex="Verdana" style:font-style-complex="normal" style:font-weight-complex="bold"/>
    </style:style>
    <style:style style:name="T4" style:family="text">
      <style:text-properties style:use-window-font-color="true" style:font-name="Verdana" fo:font-style="normal" fo:font-weight="normal" style:font-name-asian="Verdana" style:font-style-asian="normal" style:font-weight-asian="normal" style:font-name-complex="Verdana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asta with Tomato, Pine Nut, and Arugula Pesto</text:p>
      <text:p text:style-name="P1">Serves 4 to 6</text:p>
      <text:p text:style-name="P6">A half teaspoon of red wine vinegar and ¼ teaspoon of red pepper flakes can be substituted for the pepperoncini. If you don’t have a food processor, a blender may be substituted. In step 2, pulse ingredients until roughly chopped, then proceed with the recipe, reducing processing times by half.</text:p>
      <text:p text:style-name="P2">INGREDIENTS</text:p>
      <text:p text:style-name="P8"><text:span text:style-name="T3"><text:tab/><text:tab/>1/4</text:span><text:span text:style-name="T4"> cup pine nuts</text:span></text:p>
      <text:p text:style-name="P8"><text:span text:style-name="T3"><text:tab/><text:tab/>12</text:span><text:span text:style-name="T4"> ounces cherry or grape tomatoes (about 2 1/2 cups)</text:span></text:p>
      <text:p text:style-name="P8"><text:span text:style-name="T3"><text:tab/><text:tab/>3/4</text:span><text:span text:style-name="T4"> cup arugula , lightly packed</text:span></text:p>
      <text:p text:style-name="P8"><text:span text:style-name="T3"><text:tab/><text:tab/>1</text:span><text:span text:style-name="T4"> medium garlic clove , minced or pressed through garlic press (about 1 teaspoon)</text:span></text:p>
      <text:p text:style-name="P8"><text:span text:style-name="T3"><text:tab/><text:tab/>1</text:span><text:span text:style-name="T4"> small pepperoncini (hot peppers in vinegar), stemmed, seeded, and minced (about 1/2 teaspoon) (see note)</text:span></text:p>
      <text:p text:style-name="P8"><text:span text:style-name="T3"><text:tab/><text:tab/> </text:span><text:span text:style-name="T4"> Table salt</text:span></text:p>
      <text:p text:style-name="P8"><text:span text:style-name="T3"><text:tab/><text:tab/>1</text:span><text:span text:style-name="T4"> teaspoon lemon juice</text:span></text:p>
      <text:p text:style-name="P8"><text:span text:style-name="T3"><text:tab/><text:tab/>1 1/4</text:span><text:span text:style-name="T4"> teaspoons grated lemon zest</text:span></text:p>
      <text:p text:style-name="P8"><text:span text:style-name="T3"><text:tab/><text:tab/> </text:span><text:span text:style-name="T4"> Pinch red pepper flakes (optional)</text:span></text:p>
      <text:p text:style-name="P8"><text:span text:style-name="T3"><text:tab/><text:tab/>1/3</text:span><text:span text:style-name="T4"> cup extra-virgin olive oil</text:span></text:p>
      <text:p text:style-name="P8"><text:span text:style-name="T3"><text:tab/><text:tab/>1</text:span><text:span text:style-name="T4"> pound pasta , preferably linguine or spaghetti</text:span></text:p>
      <text:p text:style-name="P8"><text:span text:style-name="T3"><text:tab/><text:tab/>1</text:span><text:span text:style-name="T4"> ounce Parmesan cheese , grated (about 1/2 cup), plus extra for serving</text:span></text:p>
      <text:p text:style-name="P2"><text:soft-page-break/>INSTRUCTIONS</text:p>
      <text:p text:style-name="P7"><text:tab/><text:tab/>1. Toast almonds in small skillet over medium heat, stirring frequently, until pale golden and fragrant, 2 to 4 minutes. Cool almonds to room temperature.</text:p>
      <text:p text:style-name="P7"><text:tab/><text:tab/>2. Process cooled pine nuts, tomatoes, arugula, garlic, pepperoncini, 1 teaspoon salt, zest, lemon juice, and red pepper flakes (if using) in food processor until smooth, about 1 minute. Scrape down sides of bowl with rubber spatula. With machine running, slowly drizzle in oil, about 30 seconds.</text:p>
      <text:p text:style-name="P7"><text:tab/><text:tab/>3. Meanwhile, bring 4 quarts water to boil in large pot. Add pasta and 1 tablespoon salt and cook until al dente. Reserve ½ cup cooking water; drain pasta and transfer back to cooking pot.</text:p>
      <text:p text:style-name="P7"><text:tab/><text:tab/>4. Add pesto and ½ cup Parmesan to cooked pasta, adjusting consistency with reserved pasta cooking water so that pesto coats pasta. Serve immediately, passing Parmesan separately.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bullet text:level="1" style:num-suffix="." text:bullet-char="">
        <style:list-level-properties fo:text-align="end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Houk</meta:initial-creator>
    <meta:creation-date>2011-11-03T12:05:44</meta:creation-date>
    <meta:document-statistic meta:table-count="0" meta:image-count="0" meta:object-count="0" meta:page-count="2" meta:paragraph-count="21" meta:word-count="291" meta:character-count="1768"/>
    <dc:date>2011-11-03T12:07:38</dc:date>
    <dc:creator>Robert Houk</dc:creator>
    <meta:editing-duration>PT00H01M54S</meta:editing-duration>
    <meta:editing-cycles>1</meta:editing-cycles>
    <meta:generator>OpenOffice.org/3.2$Unix OpenOffice.org_project/320m18$Build-9502</meta:generator>
  </office:meta>
</office:document-meta>
</file>